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9ea" officeooo:paragraph-rsid="001669ea"/>
    </style:style>
    <style:style style:name="P2" style:family="paragraph" style:parent-style-name="Standard">
      <style:text-properties fo:color="#800000" officeooo:rsid="001669ea" officeooo:paragraph-rsid="001669ea"/>
    </style:style>
    <style:style style:name="P3" style:family="paragraph" style:parent-style-name="Standard">
      <style:text-properties fo:font-weight="bold" officeooo:rsid="001669ea" officeooo:paragraph-rsid="001669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C Environment configuration:</text:p>
      <text:p text:style-name="P1"/>
      <text:p text:style-name="P1">1. python3 : cv2 not found(path conflicts with ros)</text:p>
      <text:p text:style-name="P2">import sys</text:p>
      <text:p text:style-name="P2">ros_path = '/opt/ros/kinetic/lib/python2.7/dist-packages'</text:p>
      <text:p text:style-name="P2">if ros_path in sys.path:</text:p>
      <text:p text:style-name="P2"><text:s text:c="4"/>sys.path.remove(ros_path)</text:p>
      <text:p text:style-name="P2">import cv2</text:p>
      <text:p text:style-name="P2">sys.path.append('/opt/ros/kinetic/lib/python2.7/dist-packages'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4:28:12.148418592</meta:creation-date>
    <dc:date>2019-08-03T12:11:48.326049928</dc:date>
    <meta:editing-duration>PT4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5" meta:character-count="274" meta:non-whitespace-character-count="253"/>
  </office:meta>
</office:document-meta>
</file>